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rriweather" svg:font-family="Merriweather, 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ClusteringComparision"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ClusteringComparision.A" style:family="table-column">
      <style:table-column-properties style:column-width="3.413cm"/>
    </style:style>
    <style:style style:name="ClusteringComparision.B" style:family="table-column">
      <style:table-column-properties style:column-width="6.694cm"/>
    </style:style>
    <style:style style:name="ClusteringComparision.C" style:family="table-column">
      <style:table-column-properties style:column-width="6.906cm"/>
    </style:style>
    <style:style style:name="ClusteringComparision.1" style:family="table-row">
      <style:table-row-properties fo:keep-together="auto"/>
    </style:style>
    <style:style style:name="ClusteringComparision.A1" style:family="table-cell" style:data-style-name="N20100">
      <style:table-cell-properties fo:background-color="#b2b2b2" fo:padding="0cm" fo:border="0.75pt solid #666666" style:writing-mode="page">
        <style:background-image/>
      </style:table-cell-properties>
    </style:style>
    <style:style style:name="ClusteringComparision.B1" style:family="table-cell" style:data-style-name="N20100">
      <style:table-cell-properties fo:background-color="#b2b2b2" fo:padding="0cm" fo:border-left="none" fo:border-right="0.75pt solid #666666" fo:border-top="0.75pt solid #666666" fo:border-bottom="0.75pt solid #666666" style:writing-mode="page">
        <style:background-image/>
      </style:table-cell-properties>
    </style:style>
    <style:style style:name="ClusteringComparision.A2" style:family="table-cell" style:data-style-name="N201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ClusteringComparision.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ClusteringComparision.C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ClusteringComparision.A3" style:family="table-cell" style:data-style-name="N20100">
      <style:table-cell-properties fo:background-color="#eeeeee" fo:padding="0cm" fo:border-left="0.75pt solid #666666" fo:border-right="0.75pt solid #666666" fo:border-top="none" fo:border-bottom="0.75pt solid #666666" style:writing-mode="page">
        <style:background-image/>
      </style:table-cell-properties>
    </style:style>
    <style:style style:name="ClusteringComparision.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ClusteringComparision.C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ClusteringComparision.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lusteringComparision.A7" style:family="table-cell" style:data-style-name="N20100">
      <style:table-cell-properties fo:background-color="#eeeeee" fo:padding="0cm" fo:border="0.75pt solid #666666" style:writing-mode="page">
        <style:background-image/>
      </style:table-cell-properties>
    </style:style>
    <style:style style:name="ClusteringComparision.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ClusteringComparision.C7" style:family="table-cell">
      <style:table-cell-properties fo:background-color="#eeeeee" fo:padding="0cm" fo:border="0.75pt solid #666666" style:writing-mode="page">
        <style:background-image/>
      </style:table-cell-properties>
    </style:style>
    <style:style style:name="P1" style:family="paragraph" style:parent-style-name="Text_20_body">
      <style:paragraph-properties fo:margin-left="0cm" fo:margin-right="0cm" fo:margin-top="0cm" fo:margin-bottom="0cm" loext:contextual-spacing="false" fo:orphans="2" fo:widows="2" fo:text-indent="0cm" style:auto-text-indent="false"/>
    </style:style>
    <style:style style:name="P2" style:family="paragraph" style:parent-style-name="Heading_20_1">
      <style:text-properties fo:font-variant="normal" fo:text-transform="none" fo:color="#333333" style:font-name="Merriweather" fo:font-size="18pt" fo:letter-spacing="normal" fo:font-style="normal" fo:font-weight="bold"/>
    </style:style>
    <style:style style:name="P3" style:family="paragraph" style:parent-style-name="Standard">
      <style:text-properties style:font-name="Liberation Serif"/>
    </style:style>
    <style:style style:name="P4" style:family="paragraph" style:parent-style-name="Standard">
      <style:text-properties style:font-name="Liberation Serif" fo:font-weight="bold" officeooo:rsid="001dad86" officeooo:paragraph-rsid="001dad86" style:font-weight-asian="bold" style:font-weight-complex="bold"/>
    </style:style>
    <style:style style:name="P5" style:family="paragraph" style:parent-style-name="Text_20_body">
      <style:text-properties fo:font-weight="bold" officeooo:rsid="001dad86" officeooo:paragraph-rsid="001dad86" style:font-weight-asian="bold" style:font-weight-complex="bold"/>
    </style:style>
    <style:style style:name="P6" style:family="paragraph" style:parent-style-name="Text_20_body">
      <style:text-properties fo:font-weight="bold" officeooo:rsid="001dad86" officeooo:paragraph-rsid="00213d3e" style:font-weight-asian="bold" style:font-weight-complex="bold"/>
    </style:style>
    <style:style style:name="P7" style:family="paragraph" style:parent-style-name="Text_20_body" style:list-style-name="L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3b47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a076f"/>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paragraph-rsid="00213d3e"/>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paragraph-rsid="002a076f"/>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rsid="0028e137" officeooo:paragraph-rsid="0028e137"/>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paragraph-rsid="00213d3e" style:font-weight-asian="bold" style:font-weight-complex="bold"/>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paragraph-rsid="002a076f" style:font-weight-asian="bold" style:font-weight-complex="bold"/>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rsid="002a076f" officeooo:paragraph-rsid="002d8c38" style:font-weight-asian="bold" style:font-weight-complex="bold"/>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fo:font-weight="bold" officeooo:rsid="002d8c38" officeooo:paragraph-rsid="002d8c38" style:font-weight-asian="bold" style:font-weight-complex="bold"/>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officeooo:paragraph-rsid="00213d3e"/>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Liberation Serif" fo:letter-spacing="normal" officeooo:paragraph-rsid="002a076f"/>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officeooo:paragraph-rsid="002a076f"/>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officeooo:rsid="002a076f" officeooo:paragraph-rsid="002a076f"/>
    </style:style>
    <style:style style:name="P21" style:family="paragraph" style:parent-style-name="Text_20_body" style:list-style-name="L6">
      <style:paragraph-properties fo:margin-top="0cm" fo:margin-bottom="0cm" loext:contextual-spacing="false" fo:orphans="2" fo:widows="2"/>
      <style:text-properties fo:font-variant="normal" fo:text-transform="none" fo:color="#333333" style:font-name="Liberation Serif" fo:letter-spacing="normal" fo:font-weight="bold" officeooo:rsid="0028e137" officeooo:paragraph-rsid="0028e137" style:font-weight-asian="bold" style:font-weight-complex="bold"/>
    </style:style>
    <style:style style:name="P22" style:family="paragraph" style:parent-style-name="Text_20_body" style:list-style-name="L6">
      <style:paragraph-properties fo:margin-top="0cm" fo:margin-bottom="0cm" loext:contextual-spacing="false" fo:orphans="2" fo:widows="2"/>
      <style:text-properties fo:font-variant="normal" fo:text-transform="none" fo:color="#333333" style:font-name="Liberation Serif" fo:letter-spacing="normal" fo:font-weight="bold" officeooo:rsid="002a076f" officeooo:paragraph-rsid="002a076f" style:font-weight-asian="bold" style:font-weight-complex="bold"/>
    </style:style>
    <style:style style:name="P23" style:family="paragraph" style:parent-style-name="Text_20_body" style:list-style-name="L8">
      <style:paragraph-properties fo:margin-top="0cm" fo:margin-bottom="0cm" loext:contextual-spacing="false" fo:orphans="2" fo:widows="2"/>
      <style:text-properties officeooo:paragraph-rsid="002c49ce"/>
    </style:style>
    <style:style style:name="P24" style:family="paragraph" style:parent-style-name="Text_20_body">
      <style:paragraph-properties fo:break-before="page"/>
      <style:text-properties fo:font-weight="bold" officeooo:rsid="001dad86" officeooo:paragraph-rsid="001dad86" style:font-weight-asian="bold" style:font-weight-complex="bold"/>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162" officeooo:paragraph-rsid="0022f16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6f10" officeooo:paragraph-rsid="00236f1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b477" officeooo:paragraph-rsid="0023b47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27d" officeooo:paragraph-rsid="0025027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027d" officeooo:paragraph-rsid="0025027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5027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01ad" officeooo:paragraph-rsid="002701a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01ad" officeooo:paragraph-rsid="002701a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137" officeooo:paragraph-rsid="0028e13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137" officeooo:paragraph-rsid="0028e13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3d3e" officeooo:paragraph-rsid="00213d3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162" officeooo:paragraph-rsid="0022f162"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333333" fo:font-size="12pt" fo:letter-spacing="normal" fo:font-style="normal" fo:font-weight="bold" style:font-weight-asian="bold" style:font-weight-complex="bold"/>
    </style:style>
    <style:style style:name="T2" style:family="text">
      <style:text-properties fo:font-variant="normal" fo:text-transform="none" fo:color="#333333" fo:font-size="12pt" fo:letter-spacing="normal" fo:font-style="normal" fo:font-weight="normal"/>
    </style:style>
    <style:style style:name="T3" style:family="text">
      <style:text-properties fo:font-variant="normal" fo:text-transform="none" fo:color="#333333" fo:font-size="12pt" fo:letter-spacing="normal" fo:font-style="normal" fo:font-weight="normal" officeooo:rsid="002ab408" style:font-weight-asian="normal" style:font-weight-complex="normal"/>
    </style:style>
    <style:style style:name="T4" style:family="text">
      <style:text-properties fo:font-variant="normal" fo:text-transform="none" fo:color="#333333" fo:font-size="12pt" fo:letter-spacing="normal" fo:font-style="normal" fo:font-weight="normal" officeooo:rsid="002c3d04" style:font-weight-asian="normal" style:font-weight-complex="normal"/>
    </style:style>
    <style:style style:name="T5" style:family="text">
      <style:text-properties fo:font-variant="normal" fo:text-transform="none" fo:color="#333333" style:font-name="Liberation Serif" fo:font-size="12pt" fo:letter-spacing="normal" fo:font-style="normal" fo:font-weight="bold"/>
    </style:style>
    <style:style style:name="T6" style:family="text">
      <style:text-properties fo:font-variant="normal" fo:text-transform="none" fo:color="#333333" style:font-name="Liberation Serif" fo:font-size="12pt" fo:letter-spacing="normal" fo:font-style="normal" fo:font-weight="bold" officeooo:rsid="00213d3e"/>
    </style:style>
    <style:style style:name="T7" style:family="text">
      <style:text-properties fo:font-variant="normal" fo:text-transform="none" fo:color="#333333" style:font-name="Liberation Serif" fo:font-size="12pt" fo:letter-spacing="normal" fo:font-style="normal" fo:font-weight="bold" officeooo:rsid="002a076f"/>
    </style:style>
    <style:style style:name="T8" style:family="text">
      <style:text-properties fo:font-variant="normal" fo:text-transform="none" fo:color="#333333" style:font-name="Liberation Serif" fo:font-size="12pt" fo:letter-spacing="normal" fo:font-style="normal" fo:font-weight="bold" officeooo:rsid="002c49ce"/>
    </style:style>
    <style:style style:name="T9" style:family="text">
      <style:text-properties fo:font-variant="normal" fo:text-transform="none" fo:color="#333333" style:font-name="Liberation Serif" fo:font-size="12pt" fo:letter-spacing="normal" fo:font-style="normal" fo:font-weight="normal"/>
    </style:style>
    <style:style style:name="T10" style:family="text">
      <style:text-properties fo:font-variant="normal" fo:text-transform="none" fo:color="#333333" style:font-name="Liberation Serif" fo:font-size="12pt" fo:letter-spacing="normal" fo:font-style="normal" fo:font-weight="normal" officeooo:rsid="002c49ce" style:font-weight-asian="normal" style:font-weight-complex="normal"/>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fo:font-variant="normal" fo:text-transform="none" fo:font-size="12pt" fo:letter-spacing="normal" fo:font-style="normal" fo:font-weight="normal" officeooo:rsid="0023b477" style:font-size-asian="12pt" style:font-size-complex="12pt"/>
    </style:style>
    <style:style style:name="T13" style:family="text">
      <style:text-properties fo:font-size="12pt" fo:font-style="normal"/>
    </style:style>
    <style:style style:name="T14" style:family="text">
      <style:text-properties fo:font-size="12pt" fo:font-style="normal" fo:font-weight="normal"/>
    </style:style>
    <style:style style:name="T15" style:family="text">
      <style:text-properties fo:font-size="12pt" fo:font-style="normal" fo:font-weight="normal" style:font-weight-asian="normal" style:font-weight-complex="normal"/>
    </style:style>
    <style:style style:name="T16" style:family="text">
      <style:text-properties fo:font-size="12pt" fo:font-style="normal" fo:font-weight="normal" officeooo:rsid="002a076f" style:font-weight-asian="normal" style:font-weight-complex="normal"/>
    </style:style>
    <style:style style:name="T17" style:family="text">
      <style:text-properties fo:font-size="12pt" fo:font-style="normal" fo:font-weight="normal" officeooo:rsid="002d8c38" style:font-weight-asian="normal" style:font-weight-complex="normal"/>
    </style:style>
    <style:style style:name="T18" style:family="text">
      <style:text-properties fo:font-size="12pt" fo:font-style="normal" fo:font-weight="bold" officeooo:rsid="00213d3e"/>
    </style:style>
    <style:style style:name="T19" style:family="text">
      <style:text-properties fo:font-size="12pt" fo:font-style="normal" fo:font-weight="bold" style:font-weight-asian="bold" style:font-weight-complex="bold"/>
    </style:style>
    <style:style style:name="T20" style:family="text">
      <style:text-properties fo:font-size="12pt" fo:font-style="normal" officeooo:rsid="002d8c38"/>
    </style:style>
    <style:style style:name="T21" style:family="text">
      <style:text-properties officeooo:rsid="0023b477"/>
    </style:style>
    <style:style style:name="T22" style:family="text">
      <style:text-properties officeooo:rsid="0025027d"/>
    </style:style>
    <style:style style:name="T23" style:family="text">
      <style:text-properties style:font-name="Liberation Serif" fo:font-size="12pt" fo:font-style="normal" fo:font-weight="bold" officeooo:rsid="00213d3e"/>
    </style:style>
    <style:style style:name="T24" style:family="text">
      <style:text-properties style:font-name="Liberation Serif" fo:font-size="12pt" fo:font-style="normal" fo:font-weight="bold" style:font-weight-asian="bold" style:font-weight-complex="bold"/>
    </style:style>
    <style:style style:name="T25" style:family="text">
      <style:text-properties style:font-name="Liberation Serif" fo:font-size="12pt" fo:font-style="normal" fo:font-weight="normal"/>
    </style:style>
    <style:style style:name="T26" style:family="text">
      <style:text-properties style:font-name="Liberation Serif" fo:font-size="12pt" fo:font-style="normal" fo:font-weight="normal" style:font-weight-asian="normal" style:font-weight-complex="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20000" number:language="en" number:country="GB">
      <number:number number:min-integer-digits="1"/>
    </number:number-style>
    <number:text-style style:name="N20100" number:language="en" number:country="GB">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ssignment: Part II</text:h>
      <text:p text:style-name="P1"><text:span text:style-name="Strong_20_Emphasis"><text:span text:style-name="T5">Question 1: Assignment Summary</text:span></text:span></text:p>
      <text:p text:style-name="P12">Briefly describe the "Clustering of Countries" assignment that you just completed within 200-300 words. Mention the problem statement and the solution methodology that you followed to arrive at the final list of countries. Explain your main choices briefly( what EDA you performed, which type of Clustering produced a better result and so on).</text:p>
      <text:p text:style-name="P3"/>
      <text:p text:style-name="P4">Answer: </text:p>
      <text:p text:style-name="P4"/>
      <text:p text:style-name="P4"/>
      <text:p text:style-name="P4"/>
      <text:p text:style-name="P5"><text:span text:style-name="Strong_20_Emphasis"><text:span text:style-name="T5"/></text:span></text:p>
      <text:p text:style-name="P24"><text:span text:style-name="Strong_20_Emphasis"><text:span text:style-name="T5">Question 2: Clustering</text:span></text:span></text:p>
      <text:p text:style-name="P13"><text:span text:style-name="T13">a) Compare and contrast K-means Clustering and Hierarchical Clustering.</text:span></text:p>
      <text:p text:style-name="P17"><text:span text:style-name="T14"/></text:p>
      <text:p text:style-name="P6"><text:span text:style-name="Strong_20_Emphasis"><text:span text:style-name="T6">Answer: </text:span></text:span></text:p>
      <text:p text:style-name="P9"><text:span text:style-name="Strong_20_Emphasis"><text:span text:style-name="T23">a) </text:span></text:span></text:p>
      <table:table table:name="ClusteringComparision" table:style-name="ClusteringComparision" table:template-name="Simple Grid Rows">
        <table:table-column table:style-name="ClusteringComparision.A"/>
        <table:table-column table:style-name="ClusteringComparision.B"/>
        <table:table-column table:style-name="ClusteringComparision.C"/>
        <table:table-row table:style-name="ClusteringComparision.1">
          <table:table-cell table:style-name="ClusteringComparision.A1" office:value-type="float" office:value="0">
            <text:p text:style-name="P35">Description</text:p>
          </table:table-cell>
          <table:table-cell table:style-name="ClusteringComparision.B1" office:value-type="float" office:value="0">
            <text:p text:style-name="P35">K- Means Clustering</text:p>
          </table:table-cell>
          <table:table-cell table:style-name="ClusteringComparision.A1" office:value-type="float" office:value="0">
            <text:p text:style-name="P36">Hierarchial Clustering</text:p>
          </table:table-cell>
        </table:table-row>
        <table:table-row table:style-name="ClusteringComparision.1">
          <table:table-cell table:style-name="ClusteringComparision.A2" office:value-type="float" office:value="0">
            <text:p text:style-name="P25">Definition</text:p>
          </table:table-cell>
          <table:table-cell table:style-name="ClusteringComparision.B2" office:value-type="float" office:value="0">
            <text:p text:style-name="P25">K-means clustering works by grouping objects with similar features into groups, such that there are a few disctinct groups that can be clearly observed. Objects belonging to each cluster show distinct properties to that cluster only. There can be some overlap which can be resolved through cluster mapping. </text:p>
          </table:table-cell>
          <table:table-cell table:style-name="ClusteringComparision.C2" office:value-type="float" office:value="0">
            <text:p text:style-name="P26">Heirarchical clustering is method that works by grouping similar looking objects into a simiar cluster till all the objects are combined and form on cluster. <text:span text:style-name="T21">The clusters are formed in tree like structures. </text:span>This approach is also referred to as the “Bottom-up” approach. Another way the clustering works is by taking everything as one cluster and continuing to split it into individual clusters till all objects are individually represented. This approach is known as the “Top-down” approach</text:p>
          </table:table-cell>
        </table:table-row>
        <table:table-row table:style-name="ClusteringComparision.1">
          <table:table-cell table:style-name="ClusteringComparision.A3" office:value-type="float" office:value="0">
            <text:p text:style-name="P25">Cluster Calculation</text:p>
          </table:table-cell>
          <table:table-cell table:style-name="ClusteringComparision.B3" office:value-type="float" office:value="0">
            <text:p text:style-name="P26">We need to calculate and decide the number of clusters before hand. This is done by performing silhouette analysis and elbow analysis. Based on these analyses we identify the <text:span text:style-name="T21">number of clusters</text:span> that <text:span text:style-name="T21">will</text:span> give us the <text:span text:style-name="T21">discernable clusters that we can use to group our data in. </text:span></text:p>
          </table:table-cell>
          <table:table-cell table:style-name="ClusteringComparision.C3" office:value-type="float" office:value="0">
            <text:p text:style-name="P27">In Heirarchial clustering we use a graphical representation called the Dendogram. Using the dendogram graph we determine the number of clusters as follows:</text:p>
            <text:list xml:id="list4053129959" text:style-name="L3">
              <text:list-item>
                <text:p text:style-name="P7"><text:span text:style-name="T12">Determine the largest vertical distance that doesn’t intersect any of the other clusters</text:span><text:bookmark text:name="87ce"/><text:span text:style-name="T12">.</text:span></text:p>
              </text:list-item>
              <text:list-item>
                <text:p text:style-name="P7"><text:span text:style-name="T11">Draw a horizontal line at both extremities</text:span></text:p>
              </text:list-item>
              <text:list-item>
                <text:p text:style-name="P7"><text:bookmark text:name="1dfb"/><text:span text:style-name="T11">The optimal number of clusters is equal to the number of vertical lines going through the horizontal line</text:span></text:p>
              </text:list-item>
            </text:list>
          </table:table-cell>
        </table:table-row>
        <table:table-row table:style-name="ClusteringComparision.1">
          <table:table-cell table:style-name="ClusteringComparision.A2" office:value-type="float" office:value="0">
            <text:p text:style-name="P25">Scalability</text:p>
          </table:table-cell>
          <table:table-cell table:style-name="ClusteringComparision.B2" office:value-type="float" office:value="0">
            <text:p text:style-name="P27">K-Means is highly scalable and works well with large data sets or big-data.</text:p>
          </table:table-cell>
          <table:table-cell table:style-name="ClusteringComparision.C2" office:value-type="float" office:value="0">
            <text:p text:style-name="P27">This is not very scalable as it becomes difficult to identify the number of clusters. </text:p>
          </table:table-cell>
        </table:table-row>
        <table:table-row table:style-name="ClusteringComparision.1">
          <table:table-cell table:style-name="ClusteringComparision.A3" office:value-type="float" office:value="0">
            <text:p text:style-name="P25">Efficiency</text:p>
          </table:table-cell>
          <table:table-cell table:style-name="ClusteringComparision.B3" office:value-type="float" office:value="0">
            <text:p text:style-name="P28">K-Means is a nonlinear time process and hence is more efficient compared to hierarchial clustering. </text:p>
          </table:table-cell>
          <table:table-cell table:style-name="ClusteringComparision.C3" office:value-type="float" office:value="0">
            <text:p text:style-name="P28">Heirarchial clustering is a linear time algorithm, therefore it can be slightly slow depending on the size of the data. This happens due to a large number of merging and splitting operations that take place. </text:p>
          </table:table-cell>
        </table:table-row>
        <table:table-row table:style-name="ClusteringComparision.1">
          <table:table-cell table:style-name="ClusteringComparision.A2" office:value-type="float" office:value="0">
            <text:p text:style-name="P25">Pros</text:p>
          </table:table-cell>
          <table:table-cell table:style-name="ClusteringComparision.B2" office:value-type="float" office:value="0">
            <text:list xml:id="list3249124442" text:style-name="L4">
              <text:list-item>
                <text:p text:style-name="P30"><text:span text:style-name="T22">Relatively simple implentation</text:span></text:p>
              </text:list-item>
              <text:list-item>
                <text:p text:style-name="P29">Scalable for large datasets</text:p>
              </text:list-item>
              <text:list-item>
                <text:p text:style-name="P29">Converges well</text:p>
              </text:list-item>
              <text:list-item>
                <text:p text:style-name="P29">Efficient compared to other clustering algorithms</text:p>
              </text:list-item>
              <text:list-item>
                <text:p text:style-name="P29"><text:soft-page-break/>Easy to Interpret</text:p>
              </text:list-item>
              <text:list-item>
                <text:p text:style-name="P29">Flexible to changes</text:p>
              </text:list-item>
            </text:list>
            <text:p text:style-name="P28"/>
          </table:table-cell>
          <table:table-cell table:style-name="ClusteringComparision.C6" office:value-type="string">
            <text:list xml:id="list174755838305031" text:continue-numbering="true" text:style-name="L4">
              <text:list-item>
                <text:p text:style-name="P31">Easy to implement</text:p>
              </text:list-item>
              <text:list-item>
                <text:p text:style-name="P31">No <text:s/>need to specify the number of clusters </text:p>
              </text:list-item>
              <text:list-item>
                <text:p text:style-name="P31">Dendogram provides good visual understanding of the data and <text:soft-page-break/>clusters</text:p>
              </text:list-item>
              <text:list-item>
                <text:p text:style-name="P31">Works well with identifying outliers</text:p>
              </text:list-item>
            </text:list>
          </table:table-cell>
        </table:table-row>
        <table:table-row table:style-name="ClusteringComparision.1">
          <table:table-cell table:style-name="ClusteringComparision.A7" office:value-type="float" office:value="0">
            <text:p text:style-name="P25">Cons</text:p>
          </table:table-cell>
          <table:table-cell table:style-name="ClusteringComparision.B7" office:value-type="string">
            <text:list xml:id="list787406411" text:style-name="L5">
              <text:list-item>
                <text:p text:style-name="P32">No-optimal cluster size.</text:p>
              </text:list-item>
              <text:list-item>
                <text:p text:style-name="P32">Needs to know number of clusters/K-value before hand</text:p>
              </text:list-item>
              <text:list-item>
                <text:p text:style-name="P32">Works only with numerical data</text:p>
              </text:list-item>
              <text:list-item>
                <text:p text:style-name="P32">Doesnt work well with outliers</text:p>
              </text:list-item>
              <text:list-item>
                <text:p text:style-name="P32">Suffers from curse of dimensionality</text:p>
              </text:list-item>
            </text:list>
          </table:table-cell>
          <table:table-cell table:style-name="ClusteringComparision.C7" office:value-type="string">
            <text:list xml:id="list174754703022396" text:continue-numbering="true" text:style-name="L5">
              <text:list-item>
                <text:p text:style-name="P32">Doesnt work well with large datasets</text:p>
              </text:list-item>
              <text:list-item>
                <text:p text:style-name="P33">Time complexity for large or medium datasets means it takes a lot of time and is slower compared to K-means</text:p>
              </text:list-item>
            </text:list>
            <text:p text:style-name="P34"/>
          </table:table-cell>
        </table:table-row>
      </table:table>
      <text:p text:style-name="P10"><text:span text:style-name="T25"><text:line-break/></text:span></text:p>
      <text:p text:style-name="P18"><text:span text:style-name="T19">b) Briefly explain the steps of the K-means clustering algorithm.</text:span></text:p>
      <text:p text:style-name="P11"><text:span text:style-name="T24">Answer: </text:span><text:span text:style-name="T26">The K-Means Algorithm works as follows:</text:span></text:p>
      <text:list xml:id="list1878928494" text:style-name="L6">
        <text:list-item>
          <text:p text:style-name="P21"><text:span text:style-name="T13">Step 1: Initialization of Clusters – </text:span><text:span text:style-name="T15">Randomly choose k datapoints </text:span><text:span text:style-name="T16">as centroids</text:span></text:p>
        </text:list-item>
        <text:list-item>
          <text:p text:style-name="P22"><text:span text:style-name="T13">Step 2: Cluster Assignment – </text:span><text:span text:style-name="T15">Assign the neighboring datapoints to the closest cluster using Euclidean distance between them.</text:span></text:p>
        </text:list-item>
        <text:list-item>
          <text:p text:style-name="P22"><text:span text:style-name="T13">Step 3: Move the Centroid – </text:span><text:span text:style-name="T15">In the newly formed clusters calculate the new centroid by taking a mean of all the clusters</text:span></text:p>
        </text:list-item>
        <text:list-item>
          <text:p text:style-name="P22"><text:span text:style-name="T13">Step 4: Break when centroids stop moving – </text:span><text:span text:style-name="T15">Repeat step 2 &amp; 3 till the centroids stop moving. Once they stop moving the algorithm has converged.</text:span></text:p>
        </text:list-item>
      </text:list>
      <text:p text:style-name="P14"><text:span text:style-name="T13"/></text:p>
      <text:p text:style-name="P14"><text:span text:style-name="T13"/></text:p>
      <text:p text:style-name="P14"><text:span text:style-name="T13">c) How is the value of ‘k’ chosen in K-means clustering? Explain both the statistical as well as the business aspect of it.</text:span></text:p>
      <text:p text:style-name="P15"><text:span text:style-name="T13">Answer: </text:span><text:span text:style-name="T17"><text:s/>The initial value of K is chosen at random for calculating the clusters initially. This is usually done statistically using either silhoutte analysis or elbow analysis. </text:span></text:p>
      <text:p text:style-name="P15"><text:span text:style-name="T20">Statistical Aspect: </text:span><text:span text:style-name="T17">For choosing k using a statistical aspect we can use the elbow score and silhoutte analysis methods to pick an optimal value of K. This can be done by taking the point where there is a sudden drop in the curve in both the cases. Of course, taking a value of 2 as is not advised but might make sense. This can be verified considering the business aspect.</text:span></text:p>
      <text:p text:style-name="P16"><text:span text:style-name="T20">B</text:span><text:span text:style-name="T13">usiness Aspect: </text:span><text:span text:style-name="T15">The business aspect of choosing a K value could be driven by what goal the business is trying to achieve. The understanding of the dataset as well as the business problem can help aid in identifying a value of k. </text:span></text:p>
      <text:p text:style-name="P14"><text:span text:style-name="T13"/></text:p>
      <text:p text:style-name="P19"><text:span text:style-name="T1">d) Explain the necessity for scaling/standardisation before performing Clustering.</text:span></text:p>
      <text:p text:style-name="P20"><text:span text:style-name="T1">Answer: </text:span><text:span text:style-name="T3">Scaling allows for features with different scales and units to come to a common base. Since k-means clustering focuses more on the direction of the distance between points, </text:span><text:span text:style-name="T4">if one of the features has a higher scale and dimensionality, the entire result will be skewed towards that feature. Scaling will equalise the dimensions of all the features and help increase the performance of our model. </text:span></text:p>
      <text:p text:style-name="P19"><text:span text:style-name="T1"/></text:p>
      <text:p text:style-name="P19"><text:span text:style-name="T1"><text:line-break/>e) Explain the different linkages used in Hierarchical Clustering.</text:span></text:p>
      <text:p text:style-name="P8"><text:span text:style-name="Strong_20_Emphasis"><text:span text:style-name="T7">Answer: </text:span></text:span><text:span text:style-name="Strong_20_Emphasis"><text:span text:style-name="T10">There are 3 kinds of linkages in Hierarchial Clustering, namely</text:span></text:span></text:p>
      <text:list xml:id="list2679135251" text:style-name="L8">
        <text:list-item>
          <text:p text:style-name="P23"><text:span text:style-name="Strong_20_Emphasis"><text:span text:style-name="T8">Single Linkage: </text:span></text:span><text:span text:style-name="Strong_20_Emphasis"><text:span text:style-name="T10">Here, the distance between 2 clusters is defined as the shortest distance between points in the two clusters</text:span></text:span></text:p>
        </text:list-item>
        <text:list-item>
          <text:p text:style-name="P23"><text:soft-page-break/><text:span text:style-name="Strong_20_Emphasis"><text:span text:style-name="T5">Complete Linkage: </text:span></text:span><text:span text:style-name="T9">Here, the distance between 2 clusters is defined as the maximum distance between any 2 points in the clusters</text:span></text:p>
        </text:list-item>
        <text:list-item>
          <text:p text:style-name="P23"><text:span text:style-name="Strong_20_Emphasis"><text:span text:style-name="T5">Average Linkage: </text:span></text:span><text:span text:style-name="T9">Here, the distance between 2 clusters is defined as the average distance between every point of one cluster to every other point of the other cluster.</text:span></text:p>
        </text:list-item>
      </text:list>
      <text:p text:style-name="P8"><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rriweather" svg:font-family="Merriweather, 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3:10:10.083405426</meta:creation-date>
    <meta:editing-duration>PT48M24S</meta:editing-duration>
    <meta:editing-cycles>5</meta:editing-cycles>
    <meta:generator>LibreOffice/6.0.7.3$Linux_X86_64 LibreOffice_project/00m0$Build-3</meta:generator>
    <dc:date>2020-05-25T17:47:53.634670222</dc:date>
    <meta:document-statistic meta:table-count="1" meta:image-count="0" meta:object-count="0" meta:page-count="4" meta:paragraph-count="63" meta:word-count="944" meta:character-count="5735" meta:non-whitespace-character-count="4860"/>
  </office:meta>
</office:document-meta>
</file>